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2" style:family="table">
      <style:table-properties style:width="6in" table:align="margins" style:may-break-between-rows="false" style:writing-mode="lr-tb"/>
    </style:style>
    <style:style style:name="Table2.A" style:family="table-column">
      <style:table-column-properties style:column-width="0.9326in" style:rel-column-width="10186*"/>
    </style:style>
    <style:style style:name="Table2.B" style:family="table-column">
      <style:table-column-properties style:column-width="2.1819in" style:rel-column-width="23832*"/>
    </style:style>
    <style:style style:name="Table2.C" style:family="table-column">
      <style:table-column-properties style:column-width="2.8854in" style:rel-column-width="31517*"/>
    </style:style>
    <style:style style:name="Table1" style:family="table">
      <style:table-properties style:width="6in" table:align="margins" style:may-break-between-rows="false" style:writing-mode="lr-tb"/>
    </style:style>
    <style:style style:name="Table1.A" style:family="table-column">
      <style:table-column-properties style:column-width="0.8708in" style:rel-column-width="9512*"/>
    </style:style>
    <style:style style:name="Table1.B" style:family="table-column">
      <style:table-column-properties style:column-width="1.2118in" style:rel-column-width="13237*"/>
    </style:style>
    <style:style style:name="Table1.C" style:family="table-column">
      <style:table-column-properties style:column-width="3.9174in" style:rel-column-width="42786*"/>
    </style:style>
    <style:style style:name="Table1.A1" style:family="table-cell">
      <style:table-cell-properties fo:padding="0.0382in" fo:border="none"/>
    </style:style>
    <style:style style:name="P1" style:family="paragraph" style:parent-style-name="Chapter_20_Number" style:master-page-name="Standard"/>
    <style:style style:name="P2" style:family="paragraph" style:parent-style-name="Body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number:number-style style:name="N0">
      <number:number number:min-integer-digits="1"/>
    </number:number-style>
  </office:automatic-styles>
  <office:body>
    <office:text>
      <text:tracked-changes>
        <text:changed-region text:id="ct1262353620">
          <text:deletion>
            <office:change-info>
              <dc:creator>Ray Lischner</dc:creator>
              <dc:date>2006-08-09T12:31:00</dc:date>
            </office:change-info>
            <text:p text:style-name="Body_20_Text">must</text:p>
          </text:deletion>
        </text:changed-region>
        <text:changed-region text:id="ct1261950396">
          <text:insertion>
            <office:change-info>
              <dc:creator>Ray Lischner</dc:creator>
              <dc:date>2006-08-09T12:31:00</dc:date>
            </office:change-info>
          </text:insertion>
        </text:changed-region>
        <text:changed-region text:id="ct1261248532">
          <text:insertion>
            <office:change-info>
              <dc:creator>Ray Lischner</dc:creator>
              <dc:date>2006-08-09T12:43:00</dc:date>
            </office:change-info>
          </text:insertion>
        </text:changed-region>
        <text:changed-region text:id="ct1261952748">
          <text:insertion>
            <office:change-info>
              <dc:creator>Ray Lischner</dc:creator>
              <dc:date>2006-08-09T12:44:00</dc:date>
            </office:change-info>
          </text:insertion>
        </text:changed-region>
        <text:changed-region text:id="ct1262288928">
          <text:deletion>
            <office:change-info>
              <dc:creator>Ray Lischner</dc:creator>
              <dc:date>2006-08-09T12:43:00</dc:date>
            </office:change-info>
            <text:p text:style-name="Body_20_Text">character</text:p>
          </text:deletion>
        </text:changed-region>
        <text:changed-region text:id="ct1261784920">
          <text:insertion>
            <office:change-info>
              <dc:creator>Ray Lischner</dc:creator>
              <dc:date>2006-08-09T12:43:00</dc:date>
            </office:change-info>
          </text:insertion>
        </text:changed-region>
        <text:changed-region text:id="ct1254889932">
          <text:deletion>
            <office:change-info>
              <dc:creator>Ray Lischner</dc:creator>
              <dc:date>2006-08-09T12:44:00</dc:date>
            </office:change-info>
            <text:p text:style-name="Body_20_Text">If the first character of the stream is invalid, however, t</text:p>
          </text:deletion>
        </text:changed-region>
        <text:changed-region text:id="ct1254889820">
          <text:insertion>
            <office:change-info>
              <dc:creator>Ray Lischner</dc:creator>
              <dc:date>2006-08-09T12:44:00</dc:date>
            </office:change-info>
          </text:insertion>
        </text:changed-region>
        <text:changed-region text:id="ct1254889708">
          <text:insertion>
            <office:change-info>
              <dc:creator>Ray Lischner</dc:creator>
              <dc:date>2006-08-09T12:44:00</dc:date>
            </office:change-info>
          </text:insertion>
        </text:changed-region>
        <text:changed-region text:id="ct1254860368">
          <text:deletion>
            <office:change-info>
              <dc:creator>Ray Lischner</dc:creator>
              <dc:date>2006-08-09T12:44:00</dc:date>
            </office:change-info>
            <text:p text:style-name="Body_20_Text">In that case</text:p>
          </text:deletion>
        </text:changed-region>
        <text:changed-region text:id="ct1255356428">
          <text:insertion>
            <office:change-info>
              <dc:creator>Ray Lischner</dc:creator>
              <dc:date>2006-08-09T12:45:00</dc:date>
            </office:change-info>
          </text:insertion>
        </text:changed-region>
        <text:changed-region text:id="ct1254268224">
          <text:insertion>
            <office:change-info>
              <dc:creator>Ray Lischner</dc:creator>
              <dc:date>2006-08-09T12:45:00</dc:date>
            </office:change-info>
          </text:insertion>
        </text:changed-region>
        <text:changed-region text:id="ct1261949948">
          <text:deletion>
            <office:change-info>
              <dc:creator>Ray Lischner</dc:creator>
              <dc:date>2006-08-09T12:45:00</dc:date>
            </office:change-info>
            <text:p text:style-name="Body_20_Text">might start with any value</text:p>
          </text:deletion>
        </text:changed-region>
        <text:changed-region text:id="ct1262312096">
          <text:insertion>
            <office:change-info>
              <dc:creator>Ray Lischner</dc:creator>
              <dc:date>2006-08-09T12:45:00</dc:date>
            </office:change-info>
          </text:insertion>
        </text:changed-region>
        <text:changed-region text:id="ct1262310080">
          <text:insertion>
            <office:change-info>
              <dc:creator>Ray Lischner</dc:creator>
              <dc:date>2006-08-09T12:45:00</dc:date>
            </office:change-info>
          </text:insertion>
        </text:changed-region>
        <text:changed-region text:id="ct1261245216">
          <text:insertion>
            <office:change-info>
              <dc:creator>Ray Lischner</dc:creator>
              <dc:date>2006-08-09T12:46:00</dc:date>
            </office:change-info>
          </text:insertion>
        </text:changed-region>
        <text:changed-region text:id="ct1262145152">
          <text:insertion>
            <office:change-info>
              <dc:creator>Ray Lischner</dc:creator>
              <dc:date>2006-08-09T12:47:00</dc:date>
            </office:change-info>
          </text:insertion>
        </text:changed-region>
        <text:changed-region text:id="ct1251190204">
          <text:insertion>
            <office:change-info>
              <dc:creator>Ray Lischner</dc:creator>
              <dc:date>2006-08-09T12:47:00</dc:date>
            </office:change-info>
          </text:insertion>
        </text:changed-region>
        <text:changed-region text:id="ct1254885720">
          <text:deletion>
            <office:change-info>
              <dc:creator>Ray Lischner</dc:creator>
              <dc:date>2006-08-09T12:47:00</dc:date>
            </office:change-info>
            <text:p text:style-name="Body_20_Text">both numbers are </text:p>
          </text:deletion>
        </text:changed-region>
        <text:changed-region text:id="ct1262355256">
          <text:insertion>
            <office:change-info>
              <dc:creator>Ray Lischner</dc:creator>
              <dc:date>2006-08-09T12:47:00</dc:date>
            </office:change-info>
          </text:insertion>
        </text:changed-region>
        <text:changed-region text:id="ct1255354636">
          <text:insertion>
            <office:change-info>
              <dc:creator>Ray Lischner</dc:creator>
              <dc:date>2006-08-09T12:48:00</dc:date>
            </office:change-info>
          </text:insertion>
        </text:changed-region>
        <text:changed-region text:id="ct1261247232">
          <text:insertion>
            <office:change-info>
              <dc:creator>Ray Lischner</dc:creator>
              <dc:date>2006-08-09T12:48:00</dc:date>
            </office:change-info>
          </text:insertion>
        </text:changed-region>
        <text:changed-region text:id="ct1261259192">
          <text:insertion>
            <office:change-info>
              <dc:creator>Ray Lischner</dc:creator>
              <dc:date>2006-08-09T12:50:00</dc:date>
            </office:change-info>
          </text:insertion>
        </text:changed-region>
        <text:changed-region text:id="ct1261250996">
          <text:insertion>
            <office:change-info>
              <dc:creator>Matthew Moodie</dc:creator>
              <dc:date>2006-07-24T18:12:00</dc:date>
            </office:change-info>
          </text:insertion>
        </text:changed-region>
        <text:changed-region text:id="ct1280279448">
          <text:insertion>
            <office:change-info>
              <dc:creator>Ray Lischner</dc:creator>
              <dc:date>2006-08-09T12:58:00</dc:date>
            </office:change-info>
          </text:insertion>
        </text:changed-region>
        <text:changed-region text:id="ct1262356712">
          <text:insertion>
            <office:change-info>
              <dc:creator>Ray Lischner</dc:creator>
              <dc:date>2006-09-20T13:49:00</dc:date>
            </office:change-info>
          </text:insertion>
        </text:changed-region>
        <text:changed-region text:id="ct1262351492">
          <text:deletion>
            <office:change-info>
              <dc:creator>Ray Lischner</dc:creator>
              <dc:date>2006-09-20T13:49:00</dc:date>
            </office:change-info>
            <text:p text:style-name="Body_20_Text">with declarations</text:p>
          </text:deletion>
        </text:changed-region>
        <text:changed-region text:id="ct1261252004">
          <text:deletion>
            <office:change-info>
              <dc:creator>Ray Lischner</dc:creator>
              <dc:date>2006-09-20T13:50:00</dc:date>
            </office:change-info>
            <text:p text:style-name="Body_20_Text">clara</text:p>
          </text:deletion>
        </text:changed-region>
        <text:changed-region text:id="ct1261247456">
          <text:insertion>
            <office:change-info>
              <dc:creator>Ray Lischner</dc:creator>
              <dc:date>2006-09-20T13:50:00</dc:date>
            </office:change-info>
          </text:insertion>
        </text:changed-region>
        <text:changed-region text:id="ct1262143920">
          <text:deletion>
            <office:change-info>
              <dc:creator>Ray Lischner</dc:creator>
              <dc:date>2006-08-09T12:52:00</dc:date>
            </office:change-info>
            <text:p text:style-name="Body_20_Text">Who knew</text:p>
          </text:deletion>
        </text:changed-region>
        <text:changed-region text:id="ct1261781000">
          <text:insertion>
            <office:change-info>
              <dc:creator>Ray Lischner</dc:creator>
              <dc:date>2006-08-09T12:52:00</dc:date>
            </office:change-info>
          </text:insertion>
        </text:changed-region>
        <text:changed-region text:id="ct1262352164">
          <text:insertion>
            <office:change-info>
              <dc:creator>Ray Lischner</dc:creator>
              <dc:date>2006-08-09T12:56:00</dc:date>
            </office:change-info>
          </text:insertion>
        </text:changed-region>
        <text:changed-region text:id="ct1246273168">
          <text:deletion>
            <office:change-info>
              <dc:creator>Ray Lischner</dc:creator>
              <dc:date>2006-08-09T12:56:00</dc:date>
            </office:change-info>
            <text:p text:style-name="Body_20_Text">1</text:p>
          </text:deletion>
        </text:changed-region>
        <text:changed-region text:id="ct1280993744">
          <text:insertion>
            <office:change-info>
              <dc:creator>Ray Lischner</dc:creator>
              <dc:date>2006-08-09T12:56:00</dc:date>
            </office:change-info>
          </text:insertion>
        </text:changed-region>
        <text:changed-region text:id="ct1280993968">
          <text:deletion>
            <office:change-info>
              <dc:creator>Ray Lischner</dc:creator>
              <dc:date>2006-08-09T12:56:00</dc:date>
            </office:change-info>
            <text:p text:style-name="Table_20_Caption">1</text:p>
          </text:dele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5</text:p>
      <text:p text:style-name="Chapter_20_Title">Simple Input</text:p>
      <text:p text:style-name="Body_20_Text_20_First">So far, the explorations have focused on output. Now it’s time to turn your attention to input. Given that the output operator is <text:span text:style-name="Code_20_Inline">&lt;&lt;</text:span>, <text:span text:style-name="T1">what do you expect the input operator to be? ~SSS</text:span></text:p>
      <text:p text:style-name="Body_20_Text">That didn’t take a rocket scientist to deduce, did it? The input operator is <text:span text:style-name="Code_20_Inline">&gt;&gt;</text:span>, the opposite direction of the output operator. Think of the operators as arrows pointing in the direction that information flows: from the stream to variables for input, or from variables to the stream for output. The standard library declares input operators in the <text:span text:style-name="Code_20_Inline">&lt;istream&gt;</text:span> header.</text:p>
      <text:p text:style-name="Body_20_Text">Listing 5-1 shows a simple program that performs input and output.</text:p>
      <text:p text:style-name="Code_20_Caption">Listing 5-1. Demonstrating input and output.</text:p>
      <text:p text:style-name="Code_20_First">#include &lt;iostream&gt;</text:p>
      <text:p text:style-name="Code">#include &lt;istream&gt;</text:p>
      <text:p text:style-name="Code">#include &lt;ostream&gt;</text:p>
      <text:p text:style-name="Code"/>
      <text:p text:style-name="Code">int main()</text:p>
      <text:p text:style-name="Code">{</text:p>
      <text:p text:style-name="Code"><text:s text:c="3"/>std::cout &lt;&lt; "Enter a number: ";</text:p>
      <text:p text:style-name="Code"><text:s text:c="3"/>int x;</text:p>
      <text:p text:style-name="Code"><text:s text:c="3"/>std::cin &gt;&gt; x;</text:p>
      <text:p text:style-name="Code"><text:s text:c="3"/>std::cout &lt;&lt; "Enter another number: ";</text:p>
      <text:p text:style-name="Code"><text:s text:c="3"/>int y;</text:p>
      <text:p text:style-name="Code"><text:s text:c="3"/>std::cin &gt;&gt; y;</text:p>
      <text:p text:style-name="Code"/>
      <text:p text:style-name="Code"><text:s text:c="3"/>int z(x + y);</text:p>
      <text:p text:style-name="Code"><text:s text:c="3"/>std::cout &lt;&lt; "The sum of " &lt;&lt; x &lt;&lt; " and " &lt;&lt; y &lt;&lt; " is " &lt;&lt; z &lt;&lt; "\n";</text:p>
      <text:p text:style-name="Code_20_Last">}</text:p>
      <text:p text:style-name="P2">How many numbers does Listing 5-1 read from the standard input? ~SSS</text:p>
      <text:p text:style-name="Body_20_Text">Suppose you enter <text:span text:style-name="Code_20_Inline">42</text:span> and <text:span text:style-name="Code_20_Inline">21</text:span> as the two input values. <text:span text:style-name="T1">What do you expect for the output?</text:span></text:p>
      <text:p text:style-name="Body_20_Text_20_First">~LLL</text:p>
      <text:p text:style-name="Body_20_Text">Now run the program, and check your prediction. I hope you got <text:span text:style-name="Code_20_Inline">63</text:span>. Suppose you type the following as input:</text:p>
      <text:p text:style-name="Code_20_Single"><text:hidden-text text:condition="ooow:" text:string-value=".txt" text:is-hidden="true"/>42*21</text:p>
      <text:p text:style-name="P2">What do you predict as the output?</text:p>
      <text:p text:style-name="Body_20_Text_20_First">~LLL</text:p>
      <text:p text:style-name="Body_20_Text"><text:span text:style-name="T2">Test your hypothesis. </text:span><text:span text:style-name="T3">What is the actual output?</text:span></text:p>
      <text:p text:style-name="Body_20_Text_20_First">~LLL</text:p>
      <text:p text:style-name="Body_20_Text">Do you see what happened? If not, try <text:span text:style-name="Code_20_Inline">xyz</text:span> as the input to the program. Try <text:span text:style-name="Code_20_Inline">42-21</text:span>. Try <text:span text:style-name="Code_20_Inline">42.21</text:span>.</text:p>
      <text:p text:style-name="Body_20_Text">The program exhibits two distinct behaviors that you <text:change text:change-id="ct1262353620"/><text:change-start text:change-id="ct1261950396"/>need to<text:change-end text:change-id="ct1261950396"/><text:hidden-text text:condition="ooow:comment == 1" text:string-value="I think 'must' is the wrong word here. Try 'need to'" text:is-hidden="true">I think 'must' is the wrong word here. Try 'need to'</text:hidden-text> understand. First of all, in order to read an <text:span text:style-name="Code_20_Inline">int</text:span>, the input stream must contain a valid integer. The integer can start with a sign (<text:span text:style-name="Code_20_Inline">-</text:span> or <text:span text:style-name="Code_20_Inline">+</text:span>) and must be all digits after that<text:change-start text:change-id="ct1261248532"/>; no intervening whitespace is allowe<text:change-end text:change-id="ct1261248532"/><text:change-start text:change-id="ct1261952748"/>d<text:change-end text:change-id="ct1261952748"/>. The input operation stops when it reaches the first character that cannot be part of a valid integer (such as <text:span text:style-name="Code_20_Inline">*</text:span>). If at least one <text:change text:change-id="ct1262288928"/><text:change-start text:change-id="ct1261784920"/>digit<text:change-end text:change-id="ct1261784920"/> is read from the input stream<text:hidden-text text:condition="ooow:comment == 1" text:string-value="No that is incorrect. It must read at least 1 digit. A single + or - will cause the input stream to fail. Understanding this is important because such input as '- 5' fails because of the embedded space" text:is-hidden="true">No that is incorrect. It must read at least 1 digit. A single + or - will cause the input stream to fail. Understanding this is important because such input as '- 5' fails because of the embedded space</text:hidden-text>, the read succeeds, and the input text is converted to an integer. <text:change text:change-id="ct1254889932"/><text:change-start text:change-id="ct1254889820"/>T<text:change-end text:change-id="ct1254889820"/>he read fails<text:change-start text:change-id="ct1254889708"/> if the input stream does not start with a valid integer<text:change-end text:change-id="ct1254889708"/>. <text:change text:change-id="ct1254860368"/><text:change-start text:change-id="ct1255356428"/>If the read fails<text:change-end text:change-id="ct1255356428"/>, the input variable is not modified.</text:p>
      <text:p text:style-name="Body_20_Text">The second behavior is what you discovered in the previous exploration, namely, that uninitialized <text:span text:style-name="Code_20_Inline">int</text:span> variables <text:change-start text:change-id="ct1254268224"/>result in undefined behavior<text:change-end text:change-id="ct1254268224"/><text:change text:change-id="ct1261949948"/><text:hidden-text text:condition="ooow:comment == 1" text:string-value="At some stage you should include the idea that on some platforms there may be  bit-patterns that do not represent a value and these may trap and result in the program aborting." text:is-hidden="true">At some stage you should include the idea that on some platforms there may be  bit-patterns that do not represent a value and these may trap and result in the program aborting.</text:hidden-text>. In other words, if a read fails, the variable contains junk<text:change-start text:change-id="ct1262312096"/>, or worse<text:change-end text:change-id="ct1262312096"/>.<text:change-start text:change-id="ct1262310080"/> In some environments, certain bit patterns <text:span text:style-name="T4">trap</text:span><text:span text:style-name="T5">, that is, cause a machi</text:span><text:change-end text:change-id="ct1262310080"/><text:change-start text:change-id="ct1261245216"/><text:span text:style-name="T5">ne exception. Most programmers are familiar with trapping bit patterns when working with floating point values, but trapping integer values are less common. Just because popular PC and Macintosh platforms don’t have trapping integers doesn’t mean other platforms, especially embedded systems, don’t. The simple truth is that undefined behavior is just tha</text:span><text:change-end text:change-id="ct1261245216"/><text:change-start text:change-id="ct1262145152"/><text:span text:style-name="T5">t, undefined. Anything can happen.</text:span><text:change-end text:change-id="ct1262145152"/></text:p>
      <text:p text:style-name="Body_20_Text">Thus, when the input is <text:span text:style-name="Code_20_Inline">xyz</text:span>, both reads fail, and <text:change-start text:change-id="ct1251190204"/>undefined behavior results. You probably see <text:change-end text:change-id="ct1251190204"/><text:change text:change-id="ct1254885720"/>junk<text:change-start text:change-id="ct1262355256"/> values for b<text:change-end text:change-id="ct1262355256"/><text:change-start text:change-id="ct1255354636"/>oth numbers<text:change-end text:change-id="ct1255354636"/>. When the input is <text:span text:style-name="Code_20_Inline">42-21</text:span>, the first number is <text:span text:style-name="Code_20_Inline">42</text:span> and the second number is <text:span text:style-name="Code_20_Inline">-21</text:span>, so the result is correct. When the input is <text:span text:style-name="Code_20_Inline">42.21</text:span>, however, the first number is <text:span text:style-name="Code_20_Inline">42</text:span>, and the second number is junk because an integer cannot start with a dot (<text:span text:style-name="Code_20_Inline">.</text:span>).</text:p>
      <text:p text:style-name="Body_20_Text"><text:change-start text:change-id="ct1261247232"/>Once an input operation fails, all subsequent input attempts will also fail unless you take remedial action. That’s why the program doesn’t wait for you to type a second number if the first one is invalid. <text:change-end text:change-id="ct1261247232"/>C++ can tell you when an input operation fails<text:hidden-text text:condition="ooow:comment == 1" text:string-value="At some stage you should include the idea that on Strictly speaking C++ has mechanisms whereby a program can detect an input failure. Part of these mechanisms is that once input has failed all subsequent input fails until remedial action is taken. That piece of knowledge is pretty important from early on in a students study of C++. OK perhaps a parenthetical comment that you will deal with the immediate consequence of input failure at the end of this exploration." text:is-hidden="true">At some stage you should include the idea that on Strictly speaking C++ has mechanisms whereby a program can detect an input failure. Part of these mechanisms is that once input has failed all subsequent input fails until remedial action is taken. That piece of knowledge is pretty important from early on in a students study of C++. OK perhaps a parenthetical comment that you will deal with the immediate consequence of input failure at the end of this exploration.</text:hidden-text>, so your program can avoid using junk values. <text:change-start text:change-id="ct1261259192"/>Also, you can reset a stream’s error state, so you can resume reading after handling an error. <text:change-end text:change-id="ct1261259192"/>These techniques will be covered in future explorations. For now, make sure your input is valid and correct.</text:p>
      <text:p text:style-name="Body_20_Text">Some compilers warn you when your program leaves variables uninitialized, but it best to be safe and initialize every variable, all the time. As you can see, even if the program immediately attempts to store a value in the variable<text:change-start text:change-id="ct1261250996"/><text:hidden-text text:condition="ooow:" text:string-value="&quot;uninitialized variable&quot;? Though it won't succeed in storing a junk value in an initialized variable (in Visual C++ anyway)." text:is-hidden="true"/><text:change-end text:change-id="ct1261250996"/><text:change-start text:change-id="ct1280279448"/><text:hidden-text text:condition="ooow:" text:string-value="[RL]I’m not sure what you mean." text:is-hidden="true"/><text:change-end text:change-id="ct1280279448"/>, it might not succeed, which can give rise to unexpected behavior.</text:p>
      <text:p text:style-name="Body_20_Text">Whenever possible, use initializers <text:change-start text:change-id="ct1262356712"/>when defining a variable<text:change-end text:change-id="ct1262356712"/><text:change text:change-id="ct1262351492"/><text:hidden-text text:condition="ooow:comment == 1" text:string-value="You cannot use an initialiser with a declaration. Doing so immediately converts it into a definition if it was not already one." text:is-hidden="true">You cannot use an initialiser with a declaration. Doing so immediately converts it into a definition if it was not already one.</text:hidden-text>, so you can assure yourself that the variable holds the value you want it to hold. You can see this clearly in the de<text:change text:change-id="ct1261252004"/><text:change-start text:change-id="ct1261247456"/>fini<text:change-end text:change-id="ct1261247456"/>tion of <text:span text:style-name="Code_20_Inline">z</text:span>, which has an initial value of <text:span text:style-name="Code_20_Inline">x</text:span> <text:span text:style-name="Code_20_Inline">+</text:span> <text:span text:style-name="Code_20_Inline">y</text:span>.</text:p>
      <text:p text:style-name="Body_20_Text"><text:change text:change-id="ct1262143920"/><text:change-start text:change-id="ct1261781000"/>Did you think<text:change-end text:change-id="ct1261781000"/> that integers could be so complicated<text:hidden-text text:condition="ooow:comment == 1" text:string-value="I do  not like that sentence. Try 'Were you surprised that integers are so complicated" text:is-hidden="true">I do  not like that sentence. Try 'Were you surprised that integers are so complicated</text:hidden-text>? Surely strings are simpler because there is no need to interpret them or convert their values. Let’s see if they truly are simpler than integers. Listing 5-2 is similar to Listing 5-1, but it reads text into <text:span text:style-name="Code_20_Inline">std::string</text:span> variables.</text:p>
      <text:p text:style-name="Code_20_Caption">Listing 5-2. Reading strings.</text:p>
      <text:p text:style-name="Code_20_First">#include &lt;iostream&gt;</text:p>
      <text:p text:style-name="Code">#include &lt;istream&gt;</text:p>
      <text:p text:style-name="Code">#include &lt;ostream&gt;</text:p>
      <text:p text:style-name="Code">#include &lt;string&gt;</text:p>
      <text:p text:style-name="Code"/>
      <text:p text:style-name="Code">int main()</text:p>
      <text:p text:style-name="Code">{</text:p>
      <text:p text:style-name="Code"><text:s text:c="3"/>std::cout &lt;&lt; "What is your name? ";</text:p>
      <text:p text:style-name="Code"><text:s text:c="3"/>std::string name;</text:p>
      <text:p text:style-name="Code"><text:s text:c="3"/>std::cin &gt;&gt; name;</text:p>
      <text:p text:style-name="Code"><text:s text:c="3"/>std::cout &lt;&lt; "Hello, " &lt;&lt; name &lt;&lt; ", how are you? ";</text:p>
      <text:p text:style-name="Code"><text:s text:c="3"/>std::string response;</text:p>
      <text:p text:style-name="Code"><text:s text:c="3"/>std::cin &gt;&gt; response;</text:p>
      <text:p text:style-name="Code"><text:s text:c="3"/>std::cout &lt;&lt; "Good-bye, " &lt;&lt; name &lt;&lt; ". I'm glad you feel " &lt;&lt; response &lt;&lt; "\n";</text:p>
      <text:p text:style-name="Code_20_Last">}</text:p>
      <text:p text:style-name="Body_20_Text">Listing 5-2 is clearly not a model of artificial intelligence, but it demonstrates one thing well. Suppose the input is as follows:</text:p>
      <text:p text:style-name="Code_20_First"><text:hidden-text text:condition="ooow:" text:string-value=".txt" text:is-hidden="true"/>Ray Lischner</text:p>
      <text:p text:style-name="Code_20_Last">Fine</text:p>
      <text:p text:style-name="P2">What do you expect as the output?</text:p>
      <text:p text:style-name="Body_20_Text_20_First">~LLL</text:p>
      <text:p text:style-name="Body_20_Text_20_First">~LLL</text:p>
      <text:p text:style-name="Body_20_Text_20_First">~LLL</text:p>
      <text:p text:style-name="Body_20_Text">Run the program and test your hypothesis. <text:span text:style-name="T1">Were you correct?</text:span><text:span text:style-name="T6"> ~SSS</text:span></text:p>
      <text:p text:style-name="P2">Explain.</text:p>
      <text:p text:style-name="Body_20_Text_20_First">~LLL</text:p>
      <text:p text:style-name="Body_20_Text_20_First">~LLL</text:p>
      <text:p text:style-name="Body_20_Text">Experiment with different input and try to discern the rules that C++ uses to delimit a string in the input stream. Ready? Go ahead. I’ll wait until you’re done.</text:p>
      <text:p text:style-name="Body_20_Text"><text:span text:style-name="T6">Back so soon? </text:span><text:span text:style-name="T1">How does C++ delimit strings in an input stream?</text:span></text:p>
      <text:p text:style-name="Body_20_Text_20_First">~LLL</text:p>
      <text:p text:style-name="Body_20_Text_20_First">~LLL</text:p>
      <text:p text:style-name="Body_20_Text_20_First">~LLL</text:p>
      <text:p text:style-name="Body_20_Text">Any white space character (the exact list of white-space characters depends on your implementation, but typically includes blanks, tabs, newlines, and the like) ends a string, at least as far as the input operation is concerned. Specifically, C++ skips leading white space characters. Then it accumulates non-space characters to form the string. The string ends at the next white space character.</text:p>
      <text:p text:style-name="Body_20_Text">So what happens when you mix integers and strings? <text:span text:style-name="T1">Write a program that asks for a person’s name (first name only) and age (in years) and then echoes the input to the standard output.</text:span> Which do you want to ask for first? Print the information after reading it.</text:p>
      <text:p text:style-name="Body_20_Text">Table 5-1 shows some sample inputs for your program. Next to each one, <text:span text:style-name="T1">write your prediction for the program’s output</text:span>. Then run the program, and <text:span text:style-name="T1">write the actual output</text:span>. </text:p>
      <text:p text:style-name="Table_20_Caption">Table 5-1. Sample inputs for name and age</text:p>
      <table:table table:name="Table2" table:style-name="Table2">
        <table:table-column table:style-name="Table2.A"/>
        <table:table-column table:style-name="Table2.B"/>
        <table:table-column table:style-name="Table2.C"/>
        <table:table-header-rows>
          <table:table-row>
            <table:table-cell office:value-type="string">
              <text:p text:style-name="Table_20_Head">Input</text:p>
            </table:table-cell>
            <table:table-cell office:value-type="string">
              <text:p text:style-name="Table_20_Head">Predicted Output</text:p>
            </table:table-cell>
            <table:table-cell office:value-type="string">
              <text:p text:style-name="Table_20_Head">Actual Output</text:p>
            </table:table-cell>
          </table:table-row>
        </table:table-header-rows>
        <table:table-row>
          <table:table-cell office:value-type="string">
            <text:p text:style-name="Table_20_Text"><text:span text:style-name="Code_20_Inline">Ray44</text:span></text:p>
          </table:table-cell>
          <table:table-cell office:value-type="string">
            <text:p text:style-name="Standard"/>
          </table:table-cell>
          <table:table-cell office:value-type="string">
            <text:p text:style-name="Standard"/>
          </table:table-cell>
        </table:table-row>
        <table:table-row>
          <table:table-cell office:value-type="string">
            <text:p text:style-name="Table_20_Text"><text:span text:style-name="Code_20_Inline">44Ray</text:span></text:p>
          </table:table-cell>
          <table:table-cell office:value-type="string">
            <text:p text:style-name="Standard"/>
          </table:table-cell>
          <table:table-cell office:value-type="string">
            <text:p text:style-name="Standard"/>
          </table:table-cell>
        </table:table-row>
        <table:table-row>
          <table:table-cell office:value-type="string">
            <text:p text:style-name="Table_20_Text"><text:span text:style-name="Code_20_Inline">Ray 44</text:span></text:p>
          </table:table-cell>
          <table:table-cell office:value-type="string">
            <text:p text:style-name="Standard"/>
          </table:table-cell>
          <table:table-cell office:value-type="string">
            <text:p text:style-name="Standard"/>
          </table:table-cell>
        </table:table-row>
        <table:table-row>
          <table:table-cell office:value-type="string">
            <text:p text:style-name="Table_20_Text"><text:span text:style-name="Code_20_Inline">44 Ray</text:span></text:p>
          </table:table-cell>
          <table:table-cell office:value-type="string">
            <text:p text:style-name="Standard"/>
          </table:table-cell>
          <table:table-cell office:value-type="string">
            <text:p text:style-name="Standard"/>
          </table:table-cell>
        </table:table-row>
        <table:table-row>
          <table:table-cell office:value-type="string">
            <text:p text:style-name="Table_20_Text"><text:span text:style-name="Code_20_Inline">Ray</text:span></text:p>
            <text:p text:style-name="Table_20_Text"><text:span text:style-name="Code_20_Inline">44</text:span></text:p>
          </table:table-cell>
          <table:table-cell office:value-type="string">
            <text:p text:style-name="Standard"/>
          </table:table-cell>
          <table:table-cell office:value-type="string">
            <text:p text:style-name="Standard"/>
          </table:table-cell>
        </table:table-row>
        <table:table-row>
          <table:table-cell office:value-type="string">
            <text:p text:style-name="Table_20_Text"><text:span text:style-name="Code_20_Inline">44</text:span></text:p>
            <text:p text:style-name="Table_20_Text"><text:span text:style-name="Code_20_Inline">Ray</text:span></text:p>
          </table:table-cell>
          <table:table-cell office:value-type="string">
            <text:p text:style-name="Standard"/>
          </table:table-cell>
          <table:table-cell office:value-type="string">
            <text:p text:style-name="Standard"/>
          </table:table-cell>
        </table:table-row>
        <table:table-row>
          <table:table-cell office:value-type="string">
            <text:p text:style-name="Table_20_Text"><text:span text:style-name="Code_20_Inline">44-Ray</text:span></text:p>
          </table:table-cell>
          <table:table-cell office:value-type="string">
            <text:p text:style-name="Standard"/>
          </table:table-cell>
          <table:table-cell office:value-type="string">
            <text:p text:style-name="Standard"/>
          </table:table-cell>
        </table:table-row>
        <table:table-row>
          <table:table-cell office:value-type="string">
            <text:p text:style-name="Table_20_Text_20_Last"><text:span text:style-name="Code_20_Inline">Ray-44</text:span></text:p>
          </table:table-cell>
          <table:table-cell office:value-type="string">
            <text:p text:style-name="Standard"/>
          </table:table-cell>
          <table:table-cell office:value-type="string">
            <text:p text:style-name="Standard"/>
          </table:table-cell>
        </table:table-row>
      </table:table>
      <text:p text:style-name="Body_20_Text">Think of the standard input as a stream of characters. Regardless of how the user types those characters, the program sees them arrive one-by-one. (Okay, they arrive in big chunks, by the buffer full, but that’s a minor implementation detail. As far as you are concerned, your program reads one character at a time, and it doesn’t matter that the character comes from the buffer, not the actual input device.) Thus, the program always maintains the notion of a current position in the stream. The next read operation always starts at that position.</text:p>
      <text:p text:style-name="Body_20_Text">Before starting any input operation, if the character at the input position is a white space character, that character is skipped. All leading white space characters are skipped. Then the actual read begins.</text:p>
      <text:p text:style-name="Body_20_Text">If the program attempts to read an integer, it grabs the character at the input position, and checks whether it is valid for an integer. If not, the read fails, and the input position does not move. Otherwise, the input operation keeps the character and all subsequent characters that are valid elements of an integer. The input operation interprets the text as an integer and stores the value in the variable. Thus, after reading an integer, you know that the input position points to a character that is <text:span text:style-name="T4">not</text:span> a valid integer character.</text:p>
      <text:p text:style-name="Body_20_Text">When reading a string, all characters are grabbed from the stream until a white space character is reached. Thus, the string variable does not contain any white space characters. The next read operation will skip over the white space, as described earlier.</text:p>
      <text:p text:style-name="Body_20_Text">The input stream ends at the end of the file (if reading from a file), when the user closes the console or terminal, or when the user types a special keystroke sequence to tell the operating system to end the input (such as Control+D on UNIX or Control+Z on DOS or Windows). Once the end of the input stream is reached, all subsequent attempts to read from the stream will fail. That what caused the loop to end in Exploration 2.</text:p>
      <text:p text:style-name="Body_20_Text">Listing 5-3 shows my version of the name-first program. <text:s/>Naturally, your program will differ in the details, but the basic outline should agree with yours.</text:p>
      <text:p text:style-name="Code_20_Caption">Listing 5-3. Getting the user’s name and age</text:p>
      <text:p text:style-name="Code_20_First">#include &lt;iostream&gt;</text:p>
      <text:p text:style-name="Code">#include &lt;istream&gt;</text:p>
      <text:p text:style-name="Code">#include &lt;ostream&gt;</text:p>
      <text:p text:style-name="Code">#include &lt;string&gt;</text:p>
      <text:p text:style-name="Code"/>
      <text:p text:style-name="Code">int main()</text:p>
      <text:p text:style-name="Code">{</text:p>
      <text:p text:style-name="Code"><text:s text:c="3"/>std::cout &lt;&lt; "What is your name? ";</text:p>
      <text:p text:style-name="Code"><text:s text:c="3"/>std::string name;</text:p>
      <text:p text:style-name="Code"><text:s text:c="3"/>std::cin &gt;&gt; name;</text:p>
      <text:p text:style-name="Code"/>
      <text:p text:style-name="Code"><text:s text:c="3"/>std::cout &lt;&lt; "Hello, " &lt;&lt; name &lt;&lt; ", how old are you? ";</text:p>
      <text:p text:style-name="Code"><text:s text:c="3"/>int age(0);</text:p>
      <text:p text:style-name="Code"><text:s text:c="3"/>std::cin &gt;&gt; ag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_20_Last">}</text:p>
      <text:p text:style-name="P2">Now modify the program to reverse the order of the name and age, and try all the input values again. Explain what you observe.</text:p>
      <text:p text:style-name="Body_20_Text_20_First">~LLL</text:p>
      <text:p text:style-name="Body_20_Text_20_First">~LLL</text:p>
      <text:p text:style-name="Body_20_Text_20_First">~LLL</text:p>
      <text:p text:style-name="Body_20_Text">When an input operation fails due to malformed input, e.g., the input stream contains the string “Ray” when the program tries to read an integer, the stream enters an error state. All subsequent attempts to read from the stream report an error without actually trying to read. Even if the stream subsequently tries to read a string, which would otherwise succeed, the error state is sticky, and the string read fails, too.</text:p>
      <text:p text:style-name="Body_20_Text">In other words, when the program cannot read the user’s age, it won’t be able to read the name, either. That’s why the program gets both right or both wrong.</text:p>
      <text:p text:style-name="Body_20_Text">Listing 5-4 shows my version of the age-first program.</text:p>
      <text:p text:style-name="Code_20_Caption">Listing 5-4. Getting the user’s age and then name</text:p>
      <text:p text:style-name="Code_20_First">#include &lt;iostream&gt;</text:p>
      <text:p text:style-name="Code">#include &lt;istream&gt;</text:p>
      <text:p text:style-name="Code">#include &lt;ostream&gt;</text:p>
      <text:p text:style-name="Code">#include &lt;string&gt;</text:p>
      <text:p text:style-name="Code"/>
      <text:p text:style-name="Code">int main()</text:p>
      <text:p text:style-name="Code">{</text:p>
      <text:p text:style-name="Code"><text:s text:c="3"/>std::cout &lt;&lt; "How old are you? ";</text:p>
      <text:p text:style-name="Code"><text:s text:c="3"/>int age(0);</text:p>
      <text:p text:style-name="Code"><text:s text:c="3"/>std::cin &gt;&gt; age;</text:p>
      <text:p text:style-name="Code"/>
      <text:p text:style-name="Code"><text:s text:c="3"/>std::cout &lt;&lt; "What is your name? ";</text:p>
      <text:p text:style-name="Code"><text:s text:c="3"/>std::string name;</text:p>
      <text:p text:style-name="Code"><text:s text:c="3"/>std::cin &gt;&gt; nam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_20_Last">}</text:p>
      <text:p text:style-name="Body_20_Text">Table 5-<text:change-start text:change-id="ct1262352164"/>2<text:change-end text:change-id="ct1262352164"/><text:change text:change-id="ct1246273168"/> shows a truncated version of the output (just the name and age) in each situation.</text:p>
      <text:p text:style-name="Table_20_Caption">Table 5-<text:change-start text:change-id="ct1280993744"/>2<text:change-end text:change-id="ct1280993744"/><text:change text:change-id="ct1280993968"/>. Interpreting input the C++ wa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put</text:p>
            </table:table-cell>
            <table:table-cell table:style-name="Table1.A1" office:value-type="string">
              <text:p text:style-name="Table_20_Head">Name first</text:p>
            </table:table-cell>
            <table:table-cell table:style-name="Table1.A1" office:value-type="string">
              <text:p text:style-name="Table_20_Head">Age first</text:p>
            </table:table-cell>
          </table:table-row>
        </table:table-header-rows>
        <table:table-row>
          <table:table-cell table:style-name="Table1.A1" office:value-type="string">
            <text:p text:style-name="Table_20_Text"><text:span text:style-name="Code_20_Inline">Ray44</text:span></text:p>
          </table:table-cell>
          <table:table-cell table:style-name="Table1.A1" office:value-type="string">
            <text:p text:style-name="Table_20_Text"><text:span text:style-name="Code_20_Inline">"Ray44</text:span><text:span text:style-name="Code_20_Inline"><text:span text:style-name="Code_20_Inline">"</text:span></text:span>, <text:span text:style-name="Code_20_Inline">0</text:span></text:p>
          </table:table-cell>
          <table:table-cell table:style-name="Table1.A1" office:value-type="string">
            <text:p text:style-name="Table_20_Text"><text:span text:style-name="Code_20_Inline">0</text:span>, <text:span text:style-name="Code_20_Inline">"</text:span><text:span text:style-name="Code_20_Inline"><text:span text:style-name="Code_20_Inline">"</text:span></text:span></text:p>
          </table:table-cell>
        </table:table-row>
        <table:table-row>
          <table:table-cell table:style-name="Table1.A1" office:value-type="string">
            <text:p text:style-name="Table_20_Text"><text:span text:style-name="Code_20_Inline">44Ray</text:span></text:p>
          </table:table-cell>
          <table:table-cell table:style-name="Table1.A1" office:value-type="string">
            <text:p text:style-name="Table_20_Text">"<text:span text:style-name="Code_20_Inline">44Ray</text:span><text:span text:style-name="Code_20_Inline"><text:span text:style-name="Code_20_Inline">"</text:span></text:span>, <text:span text:style-name="Code_20_Inline">0</text:span></text:p>
          </table:table-cell>
          <table:table-cell table:style-name="Table1.A1" office:value-type="string">
            <text:p text:style-name="Table_20_Text"><text:span text:style-name="Code_20_Inline">44</text:span>, <text:span text:style-name="Code_20_Inline">"Ray</text:span><text:span text:style-name="Code_20_Inline"><text:span text:style-name="Code_20_Inline">"</text:span></text:span></text:p>
          </table:table-cell>
        </table:table-row>
        <table:table-row>
          <table:table-cell table:style-name="Table1.A1" office:value-type="string">
            <text:p text:style-name="Table_20_Text"><text:span text:style-name="Code_20_Inline">Ray</text:span> <text:span text:style-name="Code_20_Inline">44</text:span></text:p>
          </table:table-cell>
          <table:table-cell table:style-name="Table1.A1" office:value-type="string">
            <text:p text:style-name="Table_20_Text"><text:span text:style-name="Code_20_Inline">"Ray</text:span><text:span text:style-name="Code_20_Inline"><text:span text:style-name="Code_20_Inline">"</text:span></text:span>, <text:span text:style-name="Code_20_Inline">44</text:span></text:p>
          </table:table-cell>
          <table:table-cell table:style-name="Table1.A1" office:value-type="string">
            <text:p text:style-name="Table_20_Text"><text:span text:style-name="Code_20_Inline">0</text:span>, <text:span text:style-name="Code_20_Inline">"</text:span><text:span text:style-name="Code_20_Inline"><text:span text:style-name="Code_20_Inline">"</text:span></text:span></text:p>
          </table:table-cell>
        </table:table-row>
        <table:table-row>
          <table:table-cell table:style-name="Table1.A1" office:value-type="string">
            <text:p text:style-name="Table_20_Text"><text:span text:style-name="Code_20_Inline">44</text:span> <text:span text:style-name="Code_20_Inline">Ray</text:span></text:p>
          </table:table-cell>
          <table:table-cell table:style-name="Table1.A1" office:value-type="string">
            <text:p text:style-name="Table_20_Text"><text:span text:style-name="Code_20_Inline">"44</text:span><text:span text:style-name="Code_20_Inline"><text:span text:style-name="Code_20_Inline">"</text:span></text:span>, <text:span text:style-name="Code_20_Inline">0</text:span></text:p>
          </table:table-cell>
          <table:table-cell table:style-name="Table1.A1" office:value-type="string">
            <text:p text:style-name="Table_20_Text"><text:span text:style-name="Code_20_Inline">44</text:span>, <text:span text:style-name="Code_20_Inline">"Ray</text:span><text:span text:style-name="Code_20_Inline"><text:span text:style-name="Code_20_Inline">"</text:span></text:span></text:p>
          </table:table-cell>
        </table:table-row>
        <table:table-row>
          <table:table-cell table:style-name="Table1.A1" office:value-type="string">
            <text:p text:style-name="Table_20_Text"><text:span text:style-name="Code_20_Inline">Ray</text:span></text:p>
            <text:p text:style-name="Table_20_Text"><text:span text:style-name="Code_20_Inline">44</text:span></text:p>
          </table:table-cell>
          <table:table-cell table:style-name="Table1.A1" office:value-type="string">
            <text:p text:style-name="Table_20_Text"><text:span text:style-name="Code_20_Inline">"Ray</text:span><text:span text:style-name="Code_20_Inline"><text:span text:style-name="Code_20_Inline">"</text:span></text:span>,<text:span text:style-name="Code_20_Inline"> </text:span><text:span text:style-name="Code_20_Inline"><text:span text:style-name="Code_20_Inline">44</text:span></text:span></text:p>
          </table:table-cell>
          <table:table-cell table:style-name="Table1.A1" office:value-type="string">
            <text:p text:style-name="Table_20_Text"><text:span text:style-name="Code_20_Inline">0</text:span>,<text:span text:style-name="Code_20_Inline"> </text:span><text:span text:style-name="Code_20_Inline"><text:span text:style-name="Code_20_Inline">"</text:span></text:span><text:span text:style-name="Code_20_Inline"><text:span text:style-name="Code_20_Inline"><text:span text:style-name="Code_20_Inline">"</text:span></text:span></text:span></text:p>
          </table:table-cell>
        </table:table-row>
        <table:table-row>
          <table:table-cell table:style-name="Table1.A1" office:value-type="string">
            <text:p text:style-name="Table_20_Text"><text:span text:style-name="Code_20_Inline">44</text:span></text:p>
            <text:p text:style-name="Table_20_Text"><text:span text:style-name="Code_20_Inline">Ray</text:span></text:p>
          </table:table-cell>
          <table:table-cell table:style-name="Table1.A1" office:value-type="string">
            <text:p text:style-name="Table_20_Text"><text:span text:style-name="Code_20_Inline">"44</text:span><text:span text:style-name="Code_20_Inline"><text:span text:style-name="Code_20_Inline">"</text:span></text:span>,<text:span text:style-name="Code_20_Inline"> </text:span><text:span text:style-name="Code_20_Inline"><text:span text:style-name="Code_20_Inline">0</text:span></text:span></text:p>
          </table:table-cell>
          <table:table-cell table:style-name="Table1.A1" office:value-type="string">
            <text:p text:style-name="Table_20_Text"><text:span text:style-name="Code_20_Inline">44</text:span>,<text:span text:style-name="Code_20_Inline"> </text:span><text:span text:style-name="Code_20_Inline"><text:span text:style-name="Code_20_Inline">"Ray</text:span></text:span><text:span text:style-name="Code_20_Inline"><text:span text:style-name="Code_20_Inline"><text:span text:style-name="Code_20_Inline">"</text:span></text:span></text:span></text:p>
          </table:table-cell>
        </table:table-row>
        <table:table-row>
          <table:table-cell table:style-name="Table1.A1" office:value-type="string">
            <text:p text:style-name="Table_20_Text"><text:span text:style-name="Code_20_Inline">44#Ray</text:span></text:p>
          </table:table-cell>
          <table:table-cell table:style-name="Table1.A1" office:value-type="string">
            <text:p text:style-name="Table_20_Text"><text:span text:style-name="Code_20_Inline">"44#Ray</text:span><text:span text:style-name="Code_20_Inline"><text:span text:style-name="Code_20_Inline">"</text:span></text:span>, <text:span text:style-name="Code_20_Inline">0</text:span></text:p>
          </table:table-cell>
          <table:table-cell table:style-name="Table1.A1" office:value-type="string">
            <text:p text:style-name="Table_20_Text"><text:span text:style-name="Code_20_Inline">44</text:span>, <text:span text:style-name="Code_20_Inline">"#Ray</text:span><text:span text:style-name="Code_20_Inline"><text:span text:style-name="Code_20_Inline">"</text:span></text:span></text:p>
          </table:table-cell>
        </table:table-row>
        <table:table-row>
          <table:table-cell table:style-name="Table1.A1" office:value-type="string">
            <text:p text:style-name="Table_20_Text_20_Last"><text:span text:style-name="Code_20_Inline">Ray#44</text:span></text:p>
          </table:table-cell>
          <table:table-cell table:style-name="Table1.A1" office:value-type="string">
            <text:p text:style-name="Table_20_Text_20_Last"><text:span text:style-name="Code_20_Inline">"Ray#44</text:span><text:span text:style-name="Code_20_Inline"><text:span text:style-name="Code_20_Inline">"</text:span></text:span>, <text:span text:style-name="Code_20_Inline">0</text:span></text:p>
          </table:table-cell>
          <table:table-cell table:style-name="Table1.A1" office:value-type="string">
            <text:p text:style-name="Table_20_Text_20_Last"><text:span text:style-name="Code_20_Inline">0</text:span>, <text:span text:style-name="Code_20_Inline">"</text:span><text:span text:style-name="Code_20_Inline"><text:span text:style-name="Code_20_Inline">"</text:span></text:span></text:p>
          </table:table-cell>
        </table:table-row>
      </table:table>
      <text:p text:style-name="Body_20_Text">Handling errors in an input stream requires some more advanced C++, but handling errors in your code is something that you can take care of right now. The next exploration helps you untangle compiler error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Title" style:family="paragraph" style:parent-style-name="Heading_20_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5 - Simple Input</dc:title>
    <dc:subject>Exploring C++</dc:subject>
    <meta:initial-creator>Ray Lischner</meta:initial-creator>
    <meta:creation-date>2006-03-30T10:01:31</meta:creation-date>
    <dc:creator>Ray Lischner</dc:creator>
    <dc:date>2006-09-20T13:51:42</dc:date>
    <dc:language>en-US</dc:language>
    <meta:editing-cycles>43</meta:editing-cycles>
    <meta:editing-duration>P3DT0H1M59S</meta:editing-duration>
    <meta:user-defined meta:name="codex-configfile">apress-cpp-dox.xml</meta:user-defined>
    <meta:user-defined meta:name="codex-chapter-number">5</meta:user-defined>
    <meta:user-defined meta:name="codex-doxygen"/>
    <meta:user-defined meta:name="Info 4"/>
    <meta:document-statistic meta:table-count="2" meta:image-count="0" meta:object-count="0" meta:page-count="6" meta:paragraph-count="177" meta:word-count="1860" meta:character-count="10702"/>
  </office:meta>
</office:document-meta>
</file>